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style:font-name="Liberation Serif" officeooo:paragraph-rsid="001c363a"/>
    </style:style>
    <style:style style:name="P2" style:family="paragraph" style:parent-style-name="Text_20_body" style:list-style-name="L1">
      <style:text-properties style:font-name="Liberation Serif" fo:font-size="12pt" fo:font-weight="normal" officeooo:paragraph-rsid="001d3e80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text-properties style:font-name="Liberation Serif" fo:font-size="12pt" fo:font-weight="normal" officeooo:paragraph-rsid="001c363a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size="12pt" fo:font-weight="normal" officeooo:paragraph-rsid="001c363a" style:font-size-asian="12pt" style:font-weight-asian="normal" style:font-size-complex="12pt" style:font-weight-complex="normal"/>
    </style:style>
    <style:style style:name="P5" style:family="paragraph" style:parent-style-name="Heading_20_4">
      <style:text-properties officeooo:paragraph-rsid="002116b8"/>
    </style:style>
    <style:style style:name="P6" style:family="paragraph" style:parent-style-name="Text_20_body" style:list-style-name="L2">
      <style:text-properties style:font-name="Liberation Serif" officeooo:rsid="002116b8" officeooo:paragraph-rsid="002116b8"/>
    </style:style>
    <style:style style:name="P7" style:family="paragraph" style:parent-style-name="Text_20_body" style:list-style-name="L2">
      <style:text-properties style:font-name="Liberation Serif" officeooo:rsid="002116b8" officeooo:paragraph-rsid="0024e87d"/>
    </style:style>
    <style:style style:name="P8" style:family="paragraph" style:parent-style-name="Text_20_body" style:list-style-name="L2">
      <style:text-properties style:font-name="Liberation Serif" fo:font-size="12pt" officeooo:rsid="002116b8" officeooo:paragraph-rsid="002116b8" style:font-size-asian="12pt" style:font-size-complex="12pt"/>
    </style:style>
    <style:style style:name="P9" style:family="paragraph" style:parent-style-name="Heading_20_4">
      <style:text-properties style:font-name="Liberation Serif" officeooo:rsid="001dbe1a" officeooo:paragraph-rsid="002116b8"/>
    </style:style>
    <style:style style:name="P10" style:family="paragraph" style:parent-style-name="Heading_20_4">
      <style:text-properties style:font-name="Liberation Serif" officeooo:rsid="001a67d1" officeooo:paragraph-rsid="002116b8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officeooo:paragraph-rsid="0022c5ce"/>
    </style:style>
    <style:style style:name="P13" style:family="paragraph" style:parent-style-name="Text_20_body" style:list-style-name="L3">
      <style:text-properties style:font-name="Liberation Serif" officeooo:rsid="002116b8" officeooo:paragraph-rsid="0023a100"/>
    </style:style>
    <style:style style:name="P14" style:family="paragraph" style:parent-style-name="Text_20_body" style:list-style-name="L3">
      <style:text-properties officeooo:paragraph-rsid="0023a100"/>
    </style:style>
    <style:style style:name="P15" style:family="paragraph" style:parent-style-name="Text_20_body" style:list-style-name="L3">
      <style:text-properties officeooo:rsid="0022c5ce" officeooo:paragraph-rsid="0023a100"/>
    </style:style>
    <style:style style:name="P16" style:family="paragraph" style:parent-style-name="Heading_20_4">
      <style:text-properties style:font-name="Liberation Serif" officeooo:paragraph-rsid="001f284e"/>
    </style:style>
    <style:style style:name="T1" style:family="text">
      <style:text-properties officeooo:rsid="001c363a"/>
    </style:style>
    <style:style style:name="T2" style:family="text">
      <style:text-properties officeooo:rsid="0024bc96"/>
    </style:style>
    <style:style style:name="T3" style:family="text">
      <style:text-properties fo:font-style="italic" officeooo:rsid="0024bc96" style:font-style-asian="italic" style:font-style-complex="italic"/>
    </style:style>
    <style:style style:name="T4" style:family="text">
      <style:text-properties style:font-name="Liberation Serif" officeooo:rsid="001f284e"/>
    </style:style>
    <style:style style:name="T5" style:family="text">
      <style:text-properties style:font-name="Liberation Serif" officeooo:rsid="001dbe1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4e87d" style:font-style-asian="normal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Serif"/>
    </style:style>
    <style:style style:name="T11" style:family="text">
      <style:text-properties fo:font-variant="normal" fo:text-transform="none" fo:color="#188038" loext:opacity="100%" style:font-name="Liberation Serif" fo:font-size="10.5pt" fo:letter-spacing="normal" fo:font-style="normal" fo:font-weight="normal"/>
    </style:style>
    <style:style style:name="T12" style:family="text">
      <style:text-properties fo:font-variant="normal" fo:text-transform="none" fo:color="#001d35" loext:opacity="100%" style:font-name="Liberation Serif" fo:font-size="10.5pt" fo:letter-spacing="normal" fo:font-style="normal" fo:font-weight="normal"/>
    </style:style>
    <style:style style:name="T13" style:family="text">
      <style:text-properties officeooo:rsid="0022c5ce"/>
    </style:style>
    <style:style style:name="T14" style:family="text">
      <style:text-properties fo:font-variant="normal" fo:text-transform="none" fo:color="#001d35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1d35" loext:opacity="100%" style:font-name="Liberation Serif" fo:font-size="10.5pt" fo:letter-spacing="normal" fo:font-style="normal" fo:font-weight="normal" fo:background-color="#f3f5f6" loext:char-shading-value="0" loext:padding-left="0in" loext:padding-right="0in" loext:padding-top="0.0209in" loext:padding-bottom="0.0209in" loext:border-left="none" loext:border-right="none" loext:border-top="0.74pt solid #f3f5f6" loext:border-bottom="0.74pt solid #f3f5f6"/>
    </style:style>
    <style:style style:name="T16" style:family="text">
      <style:text-properties fo:font-variant="normal" fo:text-transform="none" fo:color="#001d35" loext:opacity="100%" style:font-name="Liberation Serif" fo:letter-spacing="normal"/>
    </style:style>
    <style:style style:name="T17" style:family="text">
      <style:text-properties officeooo:rsid="00276293"/>
    </style:style>
    <style:style style:name="T18" style:family="text">
      <style:text-properties officeooo:rsid="0023a100"/>
    </style:style>
    <style:style style:name="T19" style:family="text">
      <style:text-properties fo:font-size="10pt" officeooo:rsid="0023a100" style:font-size-asian="10pt" style:font-size-complex="10pt"/>
    </style:style>
    <style:style style:name="T20" style:family="text">
      <style:text-properties fo:font-size="10pt" officeooo:rsid="0022c5ce" style:font-size-asian="10pt" style:font-size-complex="10pt"/>
    </style:style>
    <style:style style:name="T21" style:family="text">
      <style:text-properties officeooo:rsid="001dbe1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span text:style-name="T1">Adapt to headless</text:span></text:h>
      <text:list text:style-name="L1">
        <text:list-item>
          <text:p text:style-name="P2">Modify your WPF project's App.xaml by removing or commenting out the StartupUri element <text:span text:style-name="T2">and replaceing it with: </text:span><text:span text:style-name="T3">Startup="Application_Startup"</text:span>.</text:p>
        </text:list-item>
        <text:list-item>
          <text:p text:style-name="P2"><text:span text:style-name="T2">Update the </text:span><text:span text:style-name="T3">Application_Startup()</text:span> method in App.xaml.cs to execute your core logic without displaying any windows.</text:p>
        </text:list-item>
        <text:list-item>
          <text:p text:style-name="P3">Call Application.Current.Shutdown() to terminate the application once the headless processing is complete. </text:p>
        </text:list-item>
      </text:list>
      <text:p text:style-name="P4"/>
      <text:h text:style-name="P5" text:outline-level="4"><text:span text:style-name="T4">Add DI</text:span><text:span text:style-name="T5"><text:line-break/></text:span></text:h>
      <text:list text:style-name="L2">
        <text:list-item>
          <text:list>
            <text:list-item>
              <text:p text:style-name="P6">In App.xaml.cs...</text:p>
              <text:list>
                <text:list-item>
                  <text:p text:style-name="P6">Add: using Microsoft.Extensions.DependencyInjection;</text:p>
                </text:list-item>
                <text:list-item>
                  <text:p text:style-name="P6">Add: private IServiceProvider _serviceProvider;</text:p>
                </text:list-item>
                <text:list-item>
                  <text:p text:style-name="P6">A new method: private void ConfigureServices(IServiceCollection services){ }</text:p>
                </text:list-item>
                <text:list-item>
                  <text:p text:style-name="P7">Inside the method <text:span text:style-name="T6">Application_Startup(object sender, StartupEventArgs e)</text:span><text:span text:style-name="T7"> add:</text:span><text:span text:style-name="T8"> </text:span><text:line-break/><text:span text:style-name="T9">// Set up the DI service collection.<text:line-break/>var serviceCollection = new Microsoft.Extensions.DependencyInjection.ServiceCollection();<text:line-break/>ConfigureServices(serviceCollection);<text:line-break/>_serviceProvider = serviceCollection.BuildServiceProvider();</text:span></text:p>
                </text:list-item>
                <text:list-item>
                  <text:p text:style-name="P8">The method <text:span text:style-name="T6">private void ConfigureServices(IServiceCollection services)</text:span> has the registration calls like…<text:line-break/><text:span text:style-name="T9">services.AddTransient&lt;MainWindow&gt;();<text:line-break/>services.AddTransient&lt;MainViewModel&gt;();<text:line-break/>services.AddSingleton&lt;PlateService&gt;();<text:line-break/>services.AddSingleton&lt;Iconfiguration&gt;(_configuration);<text:line-break/>services.AddSingleton&lt;CommandLineParse&gt;();</text:span></text:p>
                </text:list-item>
              </text:list>
            </text:list-item>
          </text:list>
        </text:list-item>
      </text:list>
      <text:h text:style-name="P9" text:outline-level="4"/>
      <text:h text:style-name="P10" text:outline-level="4">Configuration</text:h>
      <text:list text:style-name="L3">
        <text:list-item>
          <text:p text:style-name="P11">Add appsettings.json as a <text:span text:style-name="T6">JavaScript JSON Configuration File</text:span>.</text:p>
        </text:list-item>
        <text:list-item>
          <text:p text:style-name="P11"><text:span text:style-name="T10">Add placeholder text:<text:line-break/></text:span><text:span text:style-name="Source_20_Text"><text:span text:style-name="T11">"ConnectionStrings"</text:span></text:span><text:span text:style-name="Source_20_Text"><text:span text:style-name="T12">: {<text:line-break/></text:span></text:span><text:span text:style-name="Source_20_Text"><text:span text:style-name="T11">"database"</text:span></text:span><text:span text:style-name="Source_20_Text"><text:span text:style-name="T12">: </text:span></text:span><text:span text:style-name="Source_20_Text"><text:span text:style-name="T11">"DataSource=sqlite.db;"</text:span></text:span><text:span text:style-name="Source_20_Text"><text:span text:style-name="T12"><text:line-break/>},<text:line-break/></text:span></text:span><text:span text:style-name="Source_20_Text"><text:span text:style-name="T11">"AppSettings"</text:span></text:span><text:span text:style-name="Source_20_Text"><text:span text:style-name="T12">: {<text:line-break/></text:span></text:span><text:span text:style-name="Source_20_Text"><text:span text:style-name="T11">"APIKey"</text:span></text:span><text:span text:style-name="Source_20_Text"><text:span text:style-name="T12">: </text:span></text:span><text:span text:style-name="Source_20_Text"><text:span text:style-name="T11">"12345"</text:span></text:span><text:span text:style-name="Source_20_Text"><text:span text:style-name="T12"><text:line-break/>}</text:span></text:span></text:p>
        </text:list-item>
        <text:list-item>
          <text:p text:style-name="P11">Set its properties:</text:p>
          <text:list>
            <text:list-item>
              <text:p text:style-name="P11"><text:soft-page-break/>Build Action: Content.</text:p>
            </text:list-item>
            <text:list-item>
              <text:p text:style-name="P11">Copy to Output Directory: Copy <text:span text:style-name="T13">if newer</text:span>. </text:p>
            </text:list-item>
          </text:list>
        </text:list-item>
        <text:list-item>
          <text:p text:style-name="P11"><text:span text:style-name="T14">Install the </text:span><text:span text:style-name="Source_20_Text"><text:span text:style-name="T15">Microsoft.Extensions.Configuration.Json</text:span></text:span><text:span text:style-name="T14"> NuGet package. This provides the functionality to read JSON configuration files.</text:span><text:span text:style-name="T16"> </text:span><text:span text:style-name="T10"> </text:span></text:p>
        </text:list-item>
        <text:list-item>
          <text:p text:style-name="P11">Remove: If your project was upgraded from .NET Framework, consider removing the System.Configuration.ConfigurationManager package.</text:p>
        </text:list-item>
        <text:list-item>
          <text:p text:style-name="P12"><text:span text:style-name="T13">In </text:span>App.xaml.cs file…</text:p>
          <text:list>
            <text:list-item>
              <text:p text:style-name="P12"><text:span text:style-name="T13">Add: </text:span>using Microsoft.Extensions.Configuration; // Add this namespace</text:p>
            </text:list-item>
            <text:list-item>
              <text:p text:style-name="P12"><text:span text:style-name="T13">Add: private IConfiguration _configuration;</text:span></text:p>
            </text:list-item>
            <text:list-item>
              <text:p text:style-name="P13">Inside the method <text:span text:style-name="T6">Application_Startup(object sender, StartupEventArgs e)</text:span><text:span text:style-name="T7"> add:</text:span><text:line-break/><text:span text:style-name="T9">// Create the configuration from appsettings.json<text:line-break/></text:span><text:span text:style-name="T9">var configurationBuilder = new ConfigurationBuilder().SetBasePath(Directory.GetCurrentDirectory()).<text:line-break/> AddJsonFile("appsettings.json", optional: false, reloadOnChange: true);<text:line-break/> _configuration = configurationBuilder.Build();<text:line-break/></text:span></text:p>
            </text:list-item>
            <text:list-item>
              <text:p text:style-name="P14">The optional: false parameter ensures an error is thrown if the file is missing, while reloadOnChange: true allows the application to detect and use updated settings without restarting.</text:p>
            </text:list-item>
            <text:list-item>
              <text:p text:style-name="P15">Inside the DI ConfigureServices() method add: services.AddSingleton&lt;I<text:span text:style-name="T17">C</text:span>onfiguration&gt;(_configuration);</text:p>
            </text:list-item>
            <text:list-item>
              <text:p text:style-name="P14"><text:span text:style-name="T18">Use like this:<text:line-break/></text:span><text:span text:style-name="T19">string filename = _configuration.GetConnectionString("SQLite_LabwareDBFileName");<text:line-break/></text:span><text:span text:style-name="T20">string log4NetConfigFileName = _configuration.GetRequiredSection("Log4NetCore:Log4NetConfigFileName").Value;<text:line-break/>// Example: Accessing a connection string<text:line-break/>string? connectionString = App.Config.GetConnectionString("database"); // Using GetConnectionString extension method.</text:span></text:p>
            </text:list-item>
          </text:list>
        </text:list-item>
      </text:list>
      <text:h text:style-name="Heading_20_4" text:outline-level="4"><text:span text:style-name="T5"><text:line-break/>Add Command Line Parsing</text:span></text:h>
      <text:h text:style-name="P16" text:outline-level="4"><text:span text:style-name="T21">Add Logger</text:span><text:lin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9T08:51:37.655703900</meta:creation-date>
    <dc:date>2025-07-21T10:12:35.743337400</dc:date>
    <meta:editing-duration>P2DT57M31S</meta:editing-duration>
    <meta:editing-cycles>15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28" meta:word-count="301" meta:character-count="2928" meta:non-whitespace-character-count="2667"/>
  </office:meta>
</office:document-meta>
</file>